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5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71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SBN13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StyckPris</text:p>
          </table:table-cell>
          <table:table-cell office:value-type="string" calcext:value-type="string">
            <text:p>OrderTid</text:p>
          </table:table-cell>
          <table:table-cell office:value-type="string" calcext:value-type="string">
            <text:p>ButikID</text:p>
          </table:table-cell>
          <table:table-cell office:value-type="string" calcext:value-type="string">
            <text:p>PersonalID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1-22T13:45:03" calcext:value-type="date">
            <text:p>2019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11T17:45:03" calcext:value-type="date">
            <text:p>2019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2-23T13:45:03" calcext:value-type="date">
            <text:p>2019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01T12:45:03" calcext:value-type="date">
            <text:p>2019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04T13:45:03" calcext:value-type="date">
            <text:p>2019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07T19:45:03" calcext:value-type="date">
            <text:p>2019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08T09:45:03" calcext:value-type="date">
            <text:p>2019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09T15:45:03" calcext:value-type="date">
            <text:p>2019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0T13:45:03" calcext:value-type="date">
            <text:p>2019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2T10:45:03" calcext:value-type="date">
            <text:p>2019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4T13:45:03" calcext:value-type="date">
            <text:p>2019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4-07T13:45:03" calcext:value-type="date">
            <text:p>2019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9T13:45:03" calcext:value-type="date">
            <text:p>2019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17T13:45:03" calcext:value-type="date">
            <text:p>2019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3T13:45:03" calcext:value-type="date">
            <text:p>2019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5T13:45:03" calcext:value-type="date">
            <text:p>2019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7T13:45:03" calcext:value-type="date">
            <text:p>2019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7T16:45:03" calcext:value-type="date">
            <text:p>2019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6-29T19:45:03" calcext:value-type="date">
            <text:p>2019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7-22T13:45:03" calcext:value-type="date">
            <text:p>2019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8-11T17:45:03" calcext:value-type="date">
            <text:p>2019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8-23T13:45:03" calcext:value-type="date">
            <text:p>2019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07T12:45:03" calcext:value-type="date">
            <text:p>2019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04T13:45:03" calcext:value-type="date">
            <text:p>2019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07T19:45:03" calcext:value-type="date">
            <text:p>2019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08T09:45:03" calcext:value-type="date">
            <text:p>2019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09T15:45:03" calcext:value-type="date">
            <text:p>2019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0T13:45:03" calcext:value-type="date">
            <text:p>2019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2T10:45:03" calcext:value-type="date">
            <text:p>2019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4T13:45:03" calcext:value-type="date">
            <text:p>2019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0-07T13:45:03" calcext:value-type="date">
            <text:p>2019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9T13:45:03" calcext:value-type="date">
            <text:p>2019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17T13:45:03" calcext:value-type="date">
            <text:p>2019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3T13:45:03" calcext:value-type="date">
            <text:p>2019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5T13:45:03" calcext:value-type="date">
            <text:p>2019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7T13:45:03" calcext:value-type="date">
            <text:p>2019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7T16:45:03" calcext:value-type="date">
            <text:p>2019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19-12-29T19:45:03" calcext:value-type="date">
            <text:p>2019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1-22T13:45:03" calcext:value-type="date">
            <text:p>2019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2-11T17:45:03" calcext:value-type="date">
            <text:p>2019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2-23T13:45:03" calcext:value-type="date">
            <text:p>2019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01T12:45:03" calcext:value-type="date">
            <text:p>2019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04T13:45:03" calcext:value-type="date">
            <text:p>2019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07T19:45:03" calcext:value-type="date">
            <text:p>2019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08T09:45:03" calcext:value-type="date">
            <text:p>2019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09T15:45:03" calcext:value-type="date">
            <text:p>2019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0T13:45:03" calcext:value-type="date">
            <text:p>2019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2T10:45:03" calcext:value-type="date">
            <text:p>2019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4T13:45:03" calcext:value-type="date">
            <text:p>2019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4-07T13:45:03" calcext:value-type="date">
            <text:p>2019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9T13:45:03" calcext:value-type="date">
            <text:p>2019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17T13:45:03" calcext:value-type="date">
            <text:p>2019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3T13:45:03" calcext:value-type="date">
            <text:p>2019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5T13:45:03" calcext:value-type="date">
            <text:p>2019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7T13:45:03" calcext:value-type="date">
            <text:p>2019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7T16:45:03" calcext:value-type="date">
            <text:p>2019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6-29T19:45:03" calcext:value-type="date">
            <text:p>2019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7-22T13:45:03" calcext:value-type="date">
            <text:p>2019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8-11T17:45:03" calcext:value-type="date">
            <text:p>2019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8-23T13:45:03" calcext:value-type="date">
            <text:p>2019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07T12:45:03" calcext:value-type="date">
            <text:p>2019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04T13:45:03" calcext:value-type="date">
            <text:p>2019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07T19:45:03" calcext:value-type="date">
            <text:p>2019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08T09:45:03" calcext:value-type="date">
            <text:p>2019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09T15:45:03" calcext:value-type="date">
            <text:p>2019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0T13:45:03" calcext:value-type="date">
            <text:p>2019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2T10:45:03" calcext:value-type="date">
            <text:p>2019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4T13:45:03" calcext:value-type="date">
            <text:p>2019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0-07T13:45:03" calcext:value-type="date">
            <text:p>2019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9T13:45:03" calcext:value-type="date">
            <text:p>2019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17T13:45:03" calcext:value-type="date">
            <text:p>2019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3T13:45:03" calcext:value-type="date">
            <text:p>2019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5T13:45:03" calcext:value-type="date">
            <text:p>2019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7T13:45:03" calcext:value-type="date">
            <text:p>2019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7T16:45:03" calcext:value-type="date">
            <text:p>2019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19-12-29T19:45:03" calcext:value-type="date">
            <text:p>2019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1-23T13:45:03" calcext:value-type="date">
            <text:p>2019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1-22T13:45:03" calcext:value-type="date">
            <text:p>2019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2-11T17:45:03" calcext:value-type="date">
            <text:p>2019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2-23T13:45:03" calcext:value-type="date">
            <text:p>2019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01T12:45:03" calcext:value-type="date">
            <text:p>2019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04T13:45:03" calcext:value-type="date">
            <text:p>2019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07T19:45:03" calcext:value-type="date">
            <text:p>2019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08T09:45:03" calcext:value-type="date">
            <text:p>2019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09T15:45:03" calcext:value-type="date">
            <text:p>2019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0T13:45:03" calcext:value-type="date">
            <text:p>2019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2T10:45:03" calcext:value-type="date">
            <text:p>2019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4T13:45:03" calcext:value-type="date">
            <text:p>2019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19T13:45:03" calcext:value-type="date">
            <text:p>2019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3-23T13:45:03" calcext:value-type="date">
            <text:p>2019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23T13:45:03" calcext:value-type="date">
            <text:p>2019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4-07T13:45:03" calcext:value-type="date">
            <text:p>2019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07T13:45:03" calcext:value-type="date">
            <text:p>2019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5-23T13:45:03" calcext:value-type="date">
            <text:p>2019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9T13:45:03" calcext:value-type="date">
            <text:p>2019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17T13:45:03" calcext:value-type="date">
            <text:p>2019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07T13:45:03" calcext:value-type="date">
            <text:p>2019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3T13:45:03" calcext:value-type="date">
            <text:p>2019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5T13:45:03" calcext:value-type="date">
            <text:p>2019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7T13:45:03" calcext:value-type="date">
            <text:p>2019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3T13:45:03" calcext:value-type="date">
            <text:p>2019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7T16:45:03" calcext:value-type="date">
            <text:p>2019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6-29T19:45:03" calcext:value-type="date">
            <text:p>2019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7-23T13:45:03" calcext:value-type="date">
            <text:p>2019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7-22T13:45:03" calcext:value-type="date">
            <text:p>2019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8-11T17:45:03" calcext:value-type="date">
            <text:p>2019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8-23T13:45:03" calcext:value-type="date">
            <text:p>2019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07T12:45:03" calcext:value-type="date">
            <text:p>2019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04T13:45:03" calcext:value-type="date">
            <text:p>2019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07T19:45:03" calcext:value-type="date">
            <text:p>2019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08T09:45:03" calcext:value-type="date">
            <text:p>2019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09T15:45:03" calcext:value-type="date">
            <text:p>2019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0T13:45:03" calcext:value-type="date">
            <text:p>2019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2T10:45:03" calcext:value-type="date">
            <text:p>2019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4T13:45:03" calcext:value-type="date">
            <text:p>2019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19T13:45:03" calcext:value-type="date">
            <text:p>2019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09-23T13:45:03" calcext:value-type="date">
            <text:p>2019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23T13:45:03" calcext:value-type="date">
            <text:p>2019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0-07T13:45:03" calcext:value-type="date">
            <text:p>2019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07T13:45:03" calcext:value-type="date">
            <text:p>2019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1-23T13:45:03" calcext:value-type="date">
            <text:p>2019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9T13:45:03" calcext:value-type="date">
            <text:p>2019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17T13:45:03" calcext:value-type="date">
            <text:p>2019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07T13:45:03" calcext:value-type="date">
            <text:p>2019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3T13:45:03" calcext:value-type="date">
            <text:p>2019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5T13:45:03" calcext:value-type="date">
            <text:p>2019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7T13:45:03" calcext:value-type="date">
            <text:p>2019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3T13:45:03" calcext:value-type="date">
            <text:p>2019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7T16:45:03" calcext:value-type="date">
            <text:p>2019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9-12-29T19:45:03" calcext:value-type="date">
            <text:p>2019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1-23T13:45:03" calcext:value-type="date">
            <text:p>2022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1-23T13:45:03" calcext:value-type="date">
            <text:p>2022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1-22T13:45:03" calcext:value-type="date">
            <text:p>2022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2-11T17:45:03" calcext:value-type="date">
            <text:p>2022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2-23T13:45:03" calcext:value-type="date">
            <text:p>2022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01T12:45:03" calcext:value-type="date">
            <text:p>2022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04T13:45:03" calcext:value-type="date">
            <text:p>2022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07T19:45:03" calcext:value-type="date">
            <text:p>2022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08T09:45:03" calcext:value-type="date">
            <text:p>2022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09T15:45:03" calcext:value-type="date">
            <text:p>2022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0T13:45:03" calcext:value-type="date">
            <text:p>2022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2T10:45:03" calcext:value-type="date">
            <text:p>2022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4T13:45:03" calcext:value-type="date">
            <text:p>2022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19T13:45:03" calcext:value-type="date">
            <text:p>2022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3-23T13:45:03" calcext:value-type="date">
            <text:p>2022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23T13:45:03" calcext:value-type="date">
            <text:p>2022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4-07T13:45:03" calcext:value-type="date">
            <text:p>2022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07T13:45:03" calcext:value-type="date">
            <text:p>2022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5-23T13:45:03" calcext:value-type="date">
            <text:p>2022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7T13:45:03" calcext:value-type="date">
            <text:p>2022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7T13:45:03" calcext:value-type="date">
            <text:p>2022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7T13:45:03" calcext:value-type="date">
            <text:p>2022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9T13:45:03" calcext:value-type="date">
            <text:p>2022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17T13:45:03" calcext:value-type="date">
            <text:p>2022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7T13:45:03" calcext:value-type="date">
            <text:p>2022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07T13:45:03" calcext:value-type="date">
            <text:p>2022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3T13:45:03" calcext:value-type="date">
            <text:p>2022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3T13:45:03" calcext:value-type="date">
            <text:p>2022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3T13:45:03" calcext:value-type="date">
            <text:p>2022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5T13:45:03" calcext:value-type="date">
            <text:p>2022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7T13:45:03" calcext:value-type="date">
            <text:p>2022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3T13:45:03" calcext:value-type="date">
            <text:p>2022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7T16:45:03" calcext:value-type="date">
            <text:p>2022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6-29T19:45:03" calcext:value-type="date">
            <text:p>2022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7-23T13:45:03" calcext:value-type="date">
            <text:p>2022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7-23T13:45:03" calcext:value-type="date">
            <text:p>2022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7-22T13:45:03" calcext:value-type="date">
            <text:p>2022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8-11T17:45:03" calcext:value-type="date">
            <text:p>2022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8-23T13:45:03" calcext:value-type="date">
            <text:p>2022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07T12:45:03" calcext:value-type="date">
            <text:p>2022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04T13:45:03" calcext:value-type="date">
            <text:p>2022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07T19:45:03" calcext:value-type="date">
            <text:p>2022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08T09:45:03" calcext:value-type="date">
            <text:p>2022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09T15:45:03" calcext:value-type="date">
            <text:p>2022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0T13:45:03" calcext:value-type="date">
            <text:p>2022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2T10:45:03" calcext:value-type="date">
            <text:p>2022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4T13:45:03" calcext:value-type="date">
            <text:p>2022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0-07T13:45:03" calcext:value-type="date">
            <text:p>2022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07T13:45:03" calcext:value-type="date">
            <text:p>2022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1-23T13:45:03" calcext:value-type="date">
            <text:p>2022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7T13:45:03" calcext:value-type="date">
            <text:p>2022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7T13:45:03" calcext:value-type="date">
            <text:p>2022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7T13:45:03" calcext:value-type="date">
            <text:p>2022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9T13:45:03" calcext:value-type="date">
            <text:p>2022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17T13:45:03" calcext:value-type="date">
            <text:p>2022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7T13:45:03" calcext:value-type="date">
            <text:p>2022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07T13:45:03" calcext:value-type="date">
            <text:p>2022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3T13:45:03" calcext:value-type="date">
            <text:p>2022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3T13:45:03" calcext:value-type="date">
            <text:p>2022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3T13:45:03" calcext:value-type="date">
            <text:p>2022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5T13:45:03" calcext:value-type="date">
            <text:p>2022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7T13:45:03" calcext:value-type="date">
            <text:p>2022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3T13:45:03" calcext:value-type="date">
            <text:p>2022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7T16:45:03" calcext:value-type="date">
            <text:p>2022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27179554" calcext:value-type="float">
            <text:p>9789127179554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12-29T19:45:03" calcext:value-type="date">
            <text:p>2022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1-22T13:45:03" calcext:value-type="date">
            <text:p>2020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2-11T17:45:03" calcext:value-type="date">
            <text:p>2020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2-23T13:45:03" calcext:value-type="date">
            <text:p>2020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01T12:45:03" calcext:value-type="date">
            <text:p>2020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04T13:45:03" calcext:value-type="date">
            <text:p>2020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07T19:45:03" calcext:value-type="date">
            <text:p>2020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08T09:45:03" calcext:value-type="date">
            <text:p>2020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09T15:45:03" calcext:value-type="date">
            <text:p>2020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0T13:45:03" calcext:value-type="date">
            <text:p>2020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2T10:45:03" calcext:value-type="date">
            <text:p>2020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4T13:45:03" calcext:value-type="date">
            <text:p>2020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4-07T13:45:03" calcext:value-type="date">
            <text:p>2020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9T13:45:03" calcext:value-type="date">
            <text:p>2020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17T13:45:03" calcext:value-type="date">
            <text:p>2020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3T13:45:03" calcext:value-type="date">
            <text:p>2020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5T13:45:03" calcext:value-type="date">
            <text:p>2020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7T13:45:03" calcext:value-type="date">
            <text:p>2020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7T16:45:03" calcext:value-type="date">
            <text:p>2020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6-29T19:45:03" calcext:value-type="date">
            <text:p>2020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7-22T13:45:03" calcext:value-type="date">
            <text:p>2020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8-11T17:45:03" calcext:value-type="date">
            <text:p>2020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8-23T13:45:03" calcext:value-type="date">
            <text:p>2020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07T12:45:03" calcext:value-type="date">
            <text:p>2020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04T13:45:03" calcext:value-type="date">
            <text:p>2020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07T19:45:03" calcext:value-type="date">
            <text:p>2020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08T09:45:03" calcext:value-type="date">
            <text:p>2020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09T15:45:03" calcext:value-type="date">
            <text:p>2020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0T13:45:03" calcext:value-type="date">
            <text:p>2020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2T10:45:03" calcext:value-type="date">
            <text:p>2020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4T13:45:03" calcext:value-type="date">
            <text:p>2020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07T13:45:03" calcext:value-type="date">
            <text:p>2020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9T13:45:03" calcext:value-type="date">
            <text:p>2020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17T13:45:03" calcext:value-type="date">
            <text:p>2020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3T13:45:03" calcext:value-type="date">
            <text:p>2020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5T13:45:03" calcext:value-type="date">
            <text:p>2020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7T13:45:03" calcext:value-type="date">
            <text:p>2020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7T16:45:03" calcext:value-type="date">
            <text:p>2020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2-29T19:45:03" calcext:value-type="date">
            <text:p>2020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1-22T13:45:03" calcext:value-type="date">
            <text:p>2020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2-11T17:45:03" calcext:value-type="date">
            <text:p>2020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2-23T13:45:03" calcext:value-type="date">
            <text:p>2020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01T12:45:03" calcext:value-type="date">
            <text:p>2020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04T13:45:03" calcext:value-type="date">
            <text:p>2020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07T19:45:03" calcext:value-type="date">
            <text:p>2020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08T09:45:03" calcext:value-type="date">
            <text:p>2020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09T15:45:03" calcext:value-type="date">
            <text:p>2020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0T13:45:03" calcext:value-type="date">
            <text:p>2020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2T10:45:03" calcext:value-type="date">
            <text:p>2020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4T13:45:03" calcext:value-type="date">
            <text:p>2020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4-07T13:45:03" calcext:value-type="date">
            <text:p>2020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9T13:45:03" calcext:value-type="date">
            <text:p>2020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17T13:45:03" calcext:value-type="date">
            <text:p>2020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3T13:45:03" calcext:value-type="date">
            <text:p>2020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5T13:45:03" calcext:value-type="date">
            <text:p>2020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7T13:45:03" calcext:value-type="date">
            <text:p>2020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7T16:45:03" calcext:value-type="date">
            <text:p>2020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6-29T19:45:03" calcext:value-type="date">
            <text:p>2020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7-22T13:45:03" calcext:value-type="date">
            <text:p>2020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8-11T17:45:03" calcext:value-type="date">
            <text:p>2020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8-23T13:45:03" calcext:value-type="date">
            <text:p>2020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07T12:45:03" calcext:value-type="date">
            <text:p>2020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04T13:45:03" calcext:value-type="date">
            <text:p>2020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07T19:45:03" calcext:value-type="date">
            <text:p>2020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08T09:45:03" calcext:value-type="date">
            <text:p>2020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09T15:45:03" calcext:value-type="date">
            <text:p>2020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0T13:45:03" calcext:value-type="date">
            <text:p>2020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2T10:45:03" calcext:value-type="date">
            <text:p>2020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4T13:45:03" calcext:value-type="date">
            <text:p>2020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0-07T13:45:03" calcext:value-type="date">
            <text:p>2020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9T13:45:03" calcext:value-type="date">
            <text:p>2020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17T13:45:03" calcext:value-type="date">
            <text:p>2020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3T13:45:03" calcext:value-type="date">
            <text:p>2020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5T13:45:03" calcext:value-type="date">
            <text:p>2020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7T13:45:03" calcext:value-type="date">
            <text:p>2020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7T16:45:03" calcext:value-type="date">
            <text:p>2020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0-12-29T19:45:03" calcext:value-type="date">
            <text:p>2020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1-23T13:45:03" calcext:value-type="date">
            <text:p>2020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1-22T13:45:03" calcext:value-type="date">
            <text:p>2020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2-11T17:45:03" calcext:value-type="date">
            <text:p>2020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2-23T13:45:03" calcext:value-type="date">
            <text:p>2020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01T12:45:03" calcext:value-type="date">
            <text:p>2020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04T13:45:03" calcext:value-type="date">
            <text:p>2020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07T19:45:03" calcext:value-type="date">
            <text:p>2020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08T09:45:03" calcext:value-type="date">
            <text:p>2020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09T15:45:03" calcext:value-type="date">
            <text:p>2020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0T13:45:03" calcext:value-type="date">
            <text:p>2020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2T10:45:03" calcext:value-type="date">
            <text:p>2020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4T13:45:03" calcext:value-type="date">
            <text:p>2020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19T13:45:03" calcext:value-type="date">
            <text:p>2020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3-23T13:45:03" calcext:value-type="date">
            <text:p>2020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23T13:45:03" calcext:value-type="date">
            <text:p>2020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4-07T13:45:03" calcext:value-type="date">
            <text:p>2020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07T13:45:03" calcext:value-type="date">
            <text:p>2020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5-23T13:45:03" calcext:value-type="date">
            <text:p>2020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9T13:45:03" calcext:value-type="date">
            <text:p>2020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17T13:45:03" calcext:value-type="date">
            <text:p>2020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07T13:45:03" calcext:value-type="date">
            <text:p>2020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3T13:45:03" calcext:value-type="date">
            <text:p>2020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5T13:45:03" calcext:value-type="date">
            <text:p>2020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7T13:45:03" calcext:value-type="date">
            <text:p>2020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3T13:45:03" calcext:value-type="date">
            <text:p>2020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7T16:45:03" calcext:value-type="date">
            <text:p>2020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6-29T19:45:03" calcext:value-type="date">
            <text:p>2020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7-23T13:45:03" calcext:value-type="date">
            <text:p>2020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7-22T13:45:03" calcext:value-type="date">
            <text:p>2020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8-11T17:45:03" calcext:value-type="date">
            <text:p>2020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8-23T13:45:03" calcext:value-type="date">
            <text:p>2020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07T12:45:03" calcext:value-type="date">
            <text:p>2020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04T13:45:03" calcext:value-type="date">
            <text:p>2020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07T19:45:03" calcext:value-type="date">
            <text:p>2020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08T09:45:03" calcext:value-type="date">
            <text:p>2020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09T15:45:03" calcext:value-type="date">
            <text:p>2020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0T13:45:03" calcext:value-type="date">
            <text:p>2020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2T10:45:03" calcext:value-type="date">
            <text:p>2020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4T13:45:03" calcext:value-type="date">
            <text:p>2020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19T13:45:03" calcext:value-type="date">
            <text:p>2020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09-23T13:45:03" calcext:value-type="date">
            <text:p>2020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23T13:45:03" calcext:value-type="date">
            <text:p>2020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0-07T13:45:03" calcext:value-type="date">
            <text:p>2020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07T13:45:03" calcext:value-type="date">
            <text:p>2020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1-23T13:45:03" calcext:value-type="date">
            <text:p>2020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9T13:45:03" calcext:value-type="date">
            <text:p>2020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17T13:45:03" calcext:value-type="date">
            <text:p>2020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07T13:45:03" calcext:value-type="date">
            <text:p>2020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3T13:45:03" calcext:value-type="date">
            <text:p>2020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5T13:45:03" calcext:value-type="date">
            <text:p>2020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7T13:45:03" calcext:value-type="date">
            <text:p>2020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3T13:45:03" calcext:value-type="date">
            <text:p>2020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7T16:45:03" calcext:value-type="date">
            <text:p>2020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0-12-29T19:45:03" calcext:value-type="date">
            <text:p>2020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1-22T13:45:03" calcext:value-type="date">
            <text:p>2021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2-11T17:45:03" calcext:value-type="date">
            <text:p>2021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2-23T13:45:03" calcext:value-type="date">
            <text:p>2021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01T12:45:03" calcext:value-type="date">
            <text:p>2021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04T13:45:03" calcext:value-type="date">
            <text:p>2021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07T19:45:03" calcext:value-type="date">
            <text:p>2021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08T09:45:03" calcext:value-type="date">
            <text:p>2021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09T15:45:03" calcext:value-type="date">
            <text:p>2021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0T13:45:03" calcext:value-type="date">
            <text:p>2021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2T10:45:03" calcext:value-type="date">
            <text:p>2021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4T13:45:03" calcext:value-type="date">
            <text:p>2021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4-07T13:45:03" calcext:value-type="date">
            <text:p>2021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25T13:45:03" calcext:value-type="date">
            <text:p>2021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27T13:45:03" calcext:value-type="date">
            <text:p>2021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27T16:45:03" calcext:value-type="date">
            <text:p>2021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6-29T19:45:03" calcext:value-type="date">
            <text:p>2021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7-22T13:45:03" calcext:value-type="date">
            <text:p>2021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8-11T17:45:03" calcext:value-type="date">
            <text:p>2021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8-23T13:45:03" calcext:value-type="date">
            <text:p>2021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07T12:45:03" calcext:value-type="date">
            <text:p>2021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04T13:45:03" calcext:value-type="date">
            <text:p>2021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07T19:45:03" calcext:value-type="date">
            <text:p>2021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08T09:45:03" calcext:value-type="date">
            <text:p>2021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09T15:45:03" calcext:value-type="date">
            <text:p>2021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0T13:45:03" calcext:value-type="date">
            <text:p>2021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2T10:45:03" calcext:value-type="date">
            <text:p>2021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4T13:45:03" calcext:value-type="date">
            <text:p>2021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0-07T13:45:03" calcext:value-type="date">
            <text:p>2021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09T13:45:03" calcext:value-type="date">
            <text:p>2021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17T13:45:03" calcext:value-type="date">
            <text:p>2021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27T13:45:03" calcext:value-type="date">
            <text:p>2021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27T16:45:03" calcext:value-type="date">
            <text:p>2021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4130416" calcext:value-type="float">
            <text:p>97891741304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21-12-29T19:45:03" calcext:value-type="date">
            <text:p>2021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1-22T13:45:03" calcext:value-type="date">
            <text:p>2021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2-11T17:45:03" calcext:value-type="date">
            <text:p>2021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2-23T13:45:03" calcext:value-type="date">
            <text:p>2021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01T12:45:03" calcext:value-type="date">
            <text:p>2021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04T13:45:03" calcext:value-type="date">
            <text:p>2021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07T19:45:03" calcext:value-type="date">
            <text:p>2021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08T09:45:03" calcext:value-type="date">
            <text:p>2021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09T15:45:03" calcext:value-type="date">
            <text:p>2021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0T13:45:03" calcext:value-type="date">
            <text:p>2021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2T10:45:03" calcext:value-type="date">
            <text:p>2021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4T13:45:03" calcext:value-type="date">
            <text:p>2021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23T13:45:03" calcext:value-type="date">
            <text:p>2021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9T13:45:03" calcext:value-type="date">
            <text:p>2021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17T13:45:03" calcext:value-type="date">
            <text:p>2021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3T13:45:03" calcext:value-type="date">
            <text:p>2021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5T13:45:03" calcext:value-type="date">
            <text:p>2021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7T13:45:03" calcext:value-type="date">
            <text:p>2021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7T16:45:03" calcext:value-type="date">
            <text:p>2021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6-29T19:45:03" calcext:value-type="date">
            <text:p>2021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7-22T13:45:03" calcext:value-type="date">
            <text:p>2021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8-11T17:45:03" calcext:value-type="date">
            <text:p>2021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8-23T13:45:03" calcext:value-type="date">
            <text:p>2021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07T12:45:03" calcext:value-type="date">
            <text:p>2021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04T13:45:03" calcext:value-type="date">
            <text:p>2021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07T19:45:03" calcext:value-type="date">
            <text:p>2021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08T09:45:03" calcext:value-type="date">
            <text:p>2021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09T15:45:03" calcext:value-type="date">
            <text:p>2021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0T13:45:03" calcext:value-type="date">
            <text:p>2021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2T10:45:03" calcext:value-type="date">
            <text:p>2021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4T13:45:03" calcext:value-type="date">
            <text:p>2021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09-23T13:45:03" calcext:value-type="date">
            <text:p>2021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0-07T13:45:03" calcext:value-type="date">
            <text:p>2021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9T13:45:03" calcext:value-type="date">
            <text:p>2021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17T13:45:03" calcext:value-type="date">
            <text:p>2021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3T13:45:03" calcext:value-type="date">
            <text:p>2021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5T13:45:03" calcext:value-type="date">
            <text:p>2021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7T13:45:03" calcext:value-type="date">
            <text:p>2021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7T16:45:03" calcext:value-type="date">
            <text:p>2021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0099537090" calcext:value-type="float">
            <text:p>978009953709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1-12-29T19:45:03" calcext:value-type="date">
            <text:p>2021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1-23T13:45:03" calcext:value-type="date">
            <text:p>2021-01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1-22T13:45:03" calcext:value-type="date">
            <text:p>2021-01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2-11T17:45:03" calcext:value-type="date">
            <text:p>2021-02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2-23T13:45:03" calcext:value-type="date">
            <text:p>2021-0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1T12:45:03" calcext:value-type="date">
            <text:p>2021-03-01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4T13:45:03" calcext:value-type="date">
            <text:p>2021-03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7T19:45:03" calcext:value-type="date">
            <text:p>2021-03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8T09:45:03" calcext:value-type="date">
            <text:p>2021-03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09T15:45:03" calcext:value-type="date">
            <text:p>2021-03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0T13:45:03" calcext:value-type="date">
            <text:p>2021-03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2T10:45:03" calcext:value-type="date">
            <text:p>2021-03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4T13:45:03" calcext:value-type="date">
            <text:p>2021-03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19T13:45:03" calcext:value-type="date">
            <text:p>2021-03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3-23T13:45:03" calcext:value-type="date">
            <text:p>2021-03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23T13:45:03" calcext:value-type="date">
            <text:p>2021-04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4-07T13:45:03" calcext:value-type="date">
            <text:p>2021-04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07T13:45:03" calcext:value-type="date">
            <text:p>2021-05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5-23T13:45:03" calcext:value-type="date">
            <text:p>2021-05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9T13:45:03" calcext:value-type="date">
            <text:p>2021-06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17T13:45:03" calcext:value-type="date">
            <text:p>2021-06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07T13:45:03" calcext:value-type="date">
            <text:p>2021-06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3T13:45:03" calcext:value-type="date">
            <text:p>2021-06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5T13:45:03" calcext:value-type="date">
            <text:p>2021-06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7T13:45:03" calcext:value-type="date">
            <text:p>2021-06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3T13:45:03" calcext:value-type="date">
            <text:p>2021-06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7T16:45:03" calcext:value-type="date">
            <text:p>2021-06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6-29T19:45:03" calcext:value-type="date">
            <text:p>2021-06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7-23T13:45:03" calcext:value-type="date">
            <text:p>2021-07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7-22T13:45:03" calcext:value-type="date">
            <text:p>2021-07-22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8-11T17:45:03" calcext:value-type="date">
            <text:p>2021-08-11 17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8-23T13:45:03" calcext:value-type="date">
            <text:p>2021-08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07T12:45:03" calcext:value-type="date">
            <text:p>2021-09-07 12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04T13:45:03" calcext:value-type="date">
            <text:p>2021-09-04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07T19:45:03" calcext:value-type="date">
            <text:p>2021-09-07 19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08T09:45:03" calcext:value-type="date">
            <text:p>2021-09-08 09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09T15:45:03" calcext:value-type="date">
            <text:p>2021-09-09 15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0T13:45:03" calcext:value-type="date">
            <text:p>2021-09-10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2T10:45:03" calcext:value-type="date">
            <text:p>2021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4T13:45:03" calcext:value-type="date">
            <text:p>2021-09-14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19T13:45:03" calcext:value-type="date">
            <text:p>2021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09-23T13:45:03" calcext:value-type="date">
            <text:p>2021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23T13:45:03" calcext:value-type="date">
            <text:p>2021-10-23 13:45: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0-07T13:45:03" calcext:value-type="date">
            <text:p>2021-10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07T13:45:03" calcext:value-type="date">
            <text:p>2021-11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1-23T13:45:03" calcext:value-type="date">
            <text:p>2021-11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9T13:45:03" calcext:value-type="date">
            <text:p>2021-12-0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17T13:45:03" calcext:value-type="date">
            <text:p>2021-12-17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07T13:45:03" calcext:value-type="date">
            <text:p>2021-12-07 13:45: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3T13:45:03" calcext:value-type="date">
            <text:p>2021-12-23 13:45:0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5T13:45:03" calcext:value-type="date">
            <text:p>2021-12-25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7T13:45:03" calcext:value-type="date">
            <text:p>2021-12-27 13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3T13:45:03" calcext:value-type="date">
            <text:p>2021-12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7T16:45:03" calcext:value-type="date">
            <text:p>2021-12-27 16:45: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75035505" calcext:value-type="float">
            <text:p>978917503550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21-12-29T19:45:03" calcext:value-type="date">
            <text:p>2021-12-29 19:45: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7T12:45:03" calcext:value-type="date">
            <text:p>2022-09-07 12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4T13:45:03" calcext:value-type="date">
            <text:p>2022-09-04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7T19:45:03" calcext:value-type="date">
            <text:p>2022-09-07 19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8T09:45:03" calcext:value-type="date">
            <text:p>2022-09-08 09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9T15:45:03" calcext:value-type="date">
            <text:p>2022-09-09 15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0T13:45:03" calcext:value-type="date">
            <text:p>2022-09-10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2T10:45:03" calcext:value-type="date">
            <text:p>2022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4T13:45:03" calcext:value-type="date">
            <text:p>2022-09-14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13122151" calcext:value-type="float">
            <text:p>9789113122151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7T12:45:03" calcext:value-type="date">
            <text:p>2022-09-07 12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4T13:45:03" calcext:value-type="date">
            <text:p>2022-09-04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7T19:45:03" calcext:value-type="date">
            <text:p>2022-09-07 19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8T09:45:03" calcext:value-type="date">
            <text:p>2022-09-08 09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9T15:45:03" calcext:value-type="date">
            <text:p>2022-09-09 15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0T13:45:03" calcext:value-type="date">
            <text:p>2022-09-10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2T10:45:03" calcext:value-type="date">
            <text:p>2022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4T13:45:03" calcext:value-type="date">
            <text:p>2022-09-14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00167127" calcext:value-type="float">
            <text:p>978910016712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7T12:45:03" calcext:value-type="date">
            <text:p>2022-09-07 12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4T13:45:03" calcext:value-type="date">
            <text:p>2022-09-04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7T19:45:03" calcext:value-type="date">
            <text:p>2022-09-07 19:45: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8T09:45:03" calcext:value-type="date">
            <text:p>2022-09-08 09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09T15:45:03" calcext:value-type="date">
            <text:p>2022-09-09 15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0T13:45:03" calcext:value-type="date">
            <text:p>2022-09-10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2T10:45:03" calcext:value-type="date">
            <text:p>2022-09-12 10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4T13:45:03" calcext:value-type="date">
            <text:p>2022-09-14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8686" calcext:value-type="float">
            <text:p>978913715868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398518179" calcext:value-type="float">
            <text:p>9781398518179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1612680194" calcext:value-type="float">
            <text:p>978161268019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9T13:45:03" calcext:value-type="date">
            <text:p>2022-09-19 13:45: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23T13:45:03" calcext:value-type="date">
            <text:p>2022-09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789137152653" calcext:value-type="float">
            <text:p>9789137152653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10-23T13:45:03" calcext:value-type="date">
            <text:p>2022-10-23 13:45: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697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Blad1.A1:Blad1.F16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4:11:46.945000000</meta:creation-date>
    <meta:generator>LibreOffice/7.4.0.3$Windows_X86_64 LibreOffice_project/f85e47c08ddd19c015c0114a68350214f7066f5a</meta:generator>
    <dc:date>2022-11-16T14:58:36.049000000</dc:date>
    <meta:editing-duration>PT46M43S</meta:editing-duration>
    <meta:editing-cycles>12</meta:editing-cycles>
    <meta:document-statistic meta:table-count="1" meta:cell-count="9630" meta:object-count="0"/>
  </office:meta>
</office:document-meta>
</file>